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3000000188BDE88983D083F11.png" manifest:media-type="image/png"/>
  <manifest:file-entry manifest:full-path="Pictures/100002010000008B0000003633C700CD1CF9C4CA.png" manifest:media-type="image/png"/>
  <manifest:file-entry manifest:full-path="Pictures/10000201000000DC00000084D1607C555F0A049B.png" manifest:media-type="image/png"/>
  <manifest:file-entry manifest:full-path="Pictures/10000201000001020000002C9047D45561E0C809.png" manifest:media-type="image/png"/>
  <manifest:file-entry manifest:full-path="Pictures/10000201000000E60000001D7DE1C03FEF1D7255.png" manifest:media-type="image/png"/>
  <manifest:file-entry manifest:full-path="Pictures/100002010000010A000000384EF92CB83B9A13EE.png" manifest:media-type="image/png"/>
  <manifest:file-entry manifest:full-path="Pictures/10000201000000B600000032D4D7820F86975D36.png" manifest:media-type="image/png"/>
  <manifest:file-entry manifest:full-path="Pictures/100002010000008900000038EC8C6234D413C9E7.png" manifest:media-type="image/png"/>
  <manifest:file-entry manifest:full-path="Pictures/10000201000000DC000000DF9222EC53D8FEB97D.png" manifest:media-type="image/png"/>
  <manifest:file-entry manifest:full-path="Pictures/100002010000014A000000C6B092D486EC83CCEA.png" manifest:media-type="image/png"/>
  <manifest:file-entry manifest:full-path="Pictures/10000201000000DC0000011C2AD25CADBB223F9D.png" manifest:media-type="image/png"/>
  <manifest:file-entry manifest:full-path="Pictures/10000201000001090000003838FA2C71848EE4EF.png" manifest:media-type="image/png"/>
  <manifest:file-entry manifest:full-path="Pictures/10000201000000DC000000842A613AC0FC66E3A6.png" manifest:media-type="image/png"/>
  <manifest:file-entry manifest:full-path="Pictures/10000201000000F30000003983A62058F88431AB.png" manifest:media-type="image/png"/>
  <manifest:file-entry manifest:full-path="Pictures/10000201000000DC000001AC357B25C1D5B1967D.png" manifest:media-type="image/png"/>
  <manifest:file-entry manifest:full-path="Pictures/10000201000000DC000000847B83D5C3DC172BD2.png" manifest:media-type="image/png"/>
  <manifest:file-entry manifest:full-path="Pictures/10000201000000F20000003962EE0532232877A5.png" manifest:media-type="image/png"/>
  <manifest:file-entry manifest:full-path="Pictures/10000201000000DC00000084A5644719565063C0.png" manifest:media-type="image/png"/>
  <manifest:file-entry manifest:full-path="Pictures/10000201000000E10000002CBC50300D6451B2F0.png" manifest:media-type="image/png"/>
  <manifest:file-entry manifest:full-path="Pictures/10000201000000F400000039192AC2FD2B04E2A6.png" manifest:media-type="image/png"/>
  <manifest:file-entry manifest:full-path="Pictures/100002010000005B0000002AC7944DE21C70C9D4.png" manifest:media-type="image/png"/>
  <manifest:file-entry manifest:full-path="Pictures/10000201000000CE000000353D95B358BF3A2712.png" manifest:media-type="image/png"/>
  <manifest:file-entry manifest:full-path="Pictures/100002010000014700000038075205D092C1434A.png" manifest:media-type="image/png"/>
  <manifest:file-entry manifest:full-path="Pictures/10000201000000F800000038E020EB5B0C8992ED.png" manifest:media-type="image/png"/>
  <manifest:file-entry manifest:full-path="Pictures/10000201000001450000003887ECE91E7FB76718.png" manifest:media-type="image/png"/>
  <manifest:file-entry manifest:full-path="Pictures/10000201000000B9000000388C51BA7184FEBE20.png" manifest:media-type="image/png"/>
  <manifest:file-entry manifest:full-path="Pictures/1000020100000106000000382E8835B0FF3A7A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T1" style:family="text">
      <style:text-properties officeooo:rsid="001a6f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638in" svg:y="0.0874in" svg:width="1.7272in" svg:height="3.3598in" draw:z-index="0"><draw:image xlink:href="Pictures/10000201000000DC000001AC357B25C1D5B1967D.png" xlink:type="simple" xlink:show="embed" xlink:actuate="onLoad"/></draw:frame> <text:s text:c="10"/><text:span text:style-name="T1">PYTHAGORE/CAH-SOH-TOA</text:span></text:p>
      <text:p text:style-name="Standard"/>
      <text:p text:style-name="Standard"><draw:frame draw:style-name="fr1" draw:name="Image7" text:anchor-type="paragraph" svg:x="2.1898in" svg:y="0.1311in" svg:width="2.2917in" svg:height="2.9583in" draw:z-index="6"><draw:image xlink:href="Pictures/10000201000000DC0000011C2AD25CADBB223F9D.png" xlink:type="simple" xlink:show="embed" xlink:actuate="onLoad"/></draw:frame><draw:frame draw:style-name="fr1" draw:name="Image9" text:anchor-type="paragraph" svg:x="4.7209in" svg:y="0.1154in" svg:width="2.7602in" svg:height="0.5835in" draw:z-index="8"><draw:image xlink:href="Pictures/10000201000001090000003838FA2C71848EE4EF.png" xlink:type="simple" xlink:show="embed" xlink:actuate="onLoad"/></draw:frame></text:p>
      <text:p text:style-name="Standard"/>
      <text:p text:style-name="Standard"><text:s text:c="2"/></text:p>
      <text:p text:style-name="Standard"><draw:frame draw:style-name="fr1" draw:name="Image8" text:anchor-type="paragraph" svg:x="4.7209in" svg:y="0.1228in" svg:width="2.5835in" svg:height="0.5835in" draw:z-index="7"><draw:image xlink:href="Pictures/10000201000000F800000038E020EB5B0C8992E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10" text:anchor-type="paragraph" svg:x="4.7508in" svg:y="0.0425in" svg:width="2.7709in" svg:height="0.5835in" draw:z-index="9"><draw:image xlink:href="Pictures/100002010000010A000000384EF92CB83B9A13EE.png" xlink:type="simple" xlink:show="embed" xlink:actuate="onLoad"/></draw:frame></text:p>
      <text:p text:style-name="Standard"/>
      <text:p text:style-name="Standard"/>
      <text:p text:style-name="Standard"/>
      <text:p text:style-name="P1"><text:s text:c="9"/></text:p>
      <text:p text:style-name="Standard"><text:s text:c="3"/></text:p>
      <text:p text:style-name="Standard"/>
      <text:p text:style-name="Standard"/>
      <text:p text:style-name="Standard"><text:s text:c="24"/></text:p>
      <text:p text:style-name="Standard"/>
      <text:p text:style-name="Standard"/>
      <text:p text:style-name="Standard"><text:s text:c="5"/><text:span text:style-name="T1">LOI SINUS/COSINUS</text:span></text:p>
      <text:p text:style-name="Standard"/>
      <text:p text:style-name="Standard"><draw:frame draw:style-name="fr1" draw:name="Image4" text:anchor-type="paragraph" svg:x="0.2882in" svg:y="0.1283in" svg:width="3.4374in" svg:height="2.0626in" draw:z-index="5"><draw:image xlink:href="Pictures/100002010000014A000000C6B092D486EC83CCEA.png" xlink:type="simple" xlink:show="embed" xlink:actuate="onLoad"/></draw:frame></text:p>
      <text:p text:style-name="Standard"/>
      <text:p text:style-name="Standard"><draw:frame draw:style-name="fr1" draw:name="Image5" text:anchor-type="paragraph" svg:x="4.302in" svg:y="0.0398in" svg:width="2.1457in" svg:height="0.552in" draw:z-index="3"><draw:image xlink:href="Pictures/10000201000000CE000000353D95B358BF3A271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4.2429in" svg:y="0.1035in" svg:width="2.3957in" svg:height="0.302in" draw:z-index="4"><draw:image xlink:href="Pictures/10000201000000E60000001D7DE1C03FEF1D725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<text:span text:style-name="T1">THALES</text:span></text:p>
      <text:p text:style-name="Standard"><draw:frame draw:style-name="fr1" draw:name="Image2" text:anchor-type="paragraph" svg:x="0.4362in" svg:y="0.1764in" svg:width="2.2917in" svg:height="2.3228in" draw:z-index="1"><draw:image xlink:href="Pictures/10000201000000DC000000DF9222EC53D8FEB9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3.9417in" svg:y="0.0161in" svg:width="1.8957in" svg:height="0.5209in" draw:z-index="2"><draw:image xlink:href="Pictures/10000201000000B600000032D4D7820F86975D3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1" text:anchor-type="paragraph" svg:x="-0.0299in" svg:y="0.1098in" svg:width="3.278in" svg:height="1.9665in" draw:z-index="10"><draw:image xlink:href="Pictures/10000201000000DC000000847B83D5C3DC172BD2.png" xlink:type="simple" xlink:show="embed" xlink:actuate="onLoad"/></draw:frame><draw:frame draw:style-name="fr1" draw:name="Image12" text:anchor-type="paragraph" svg:x="3.7917in" svg:y="0.1425in" svg:width="2.5417in" svg:height="0.5937in" draw:z-index="11"><draw:image xlink:href="Pictures/10000201000000F400000039192AC2FD2B04E2A6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13" text:anchor-type="paragraph" svg:x="3.7866in" svg:y="0.089in" svg:width="2.5311in" svg:height="0.5937in" draw:z-index="12"><draw:image xlink:href="Pictures/10000201000000F30000003983A62058F88431AB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14" text:anchor-type="paragraph" svg:x="3.8138in" svg:y="0.0673in" svg:width="2.5209in" svg:height="0.5937in" draw:z-index="13"><draw:image xlink:href="Pictures/10000201000000F20000003962EE0532232877A5.png" xlink:type="simple" xlink:show="embed" xlink:actuate="onLoad"/></draw:frame></text:p>
      <text:p text:style-name="Standard"/>
      <text:p text:style-name="Standard"/>
      <text:p text:style-name="Standard"><draw:frame draw:style-name="fr1" draw:name="Image15" text:anchor-type="paragraph" svg:x="-0.0083in" svg:y="0.161in" svg:width="3.2425in" svg:height="1.9453in" draw:z-index="14"><draw:image xlink:href="Pictures/10000201000000DC00000084A5644719565063C0.png" xlink:type="simple" xlink:show="embed" xlink:actuate="onLoad"/></draw:frame><draw:frame draw:style-name="fr1" draw:name="Image16" text:anchor-type="paragraph" svg:x="3.3528in" svg:y="0.1827in" svg:width="2.3437in" svg:height="0.4583in" draw:z-index="15"><draw:image xlink:href="Pictures/10000201000000E10000002CBC50300D6451B2F0.png" xlink:type="simple" xlink:show="embed" xlink:actuate="onLoad"/></draw:frame><draw:frame draw:style-name="fr2" draw:name="Image19" text:anchor-type="paragraph" svg:x="6.1598in" svg:y="0.1799in" svg:width="0.948in" svg:height="0.4374in" draw:z-index="18"><draw:image xlink:href="Pictures/100002010000005B0000002AC7944DE21C70C9D4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17" text:anchor-type="paragraph" svg:x="3.3283in" svg:y="0.0193in" svg:width="3.4063in" svg:height="0.5835in" draw:z-index="16"><draw:image xlink:href="Pictures/100002010000014700000038075205D092C1434A.png" xlink:type="simple" xlink:show="embed" xlink:actuate="onLoad"/></draw:frame></text:p>
      <text:p text:style-name="Standard"/>
      <text:p text:style-name="Standard"/>
      <text:p text:style-name="Standard"><draw:frame draw:style-name="fr1" draw:name="Image18" text:anchor-type="paragraph" svg:x="3.3382in" svg:y="0.1134in" svg:width="3.3854in" svg:height="0.5835in" draw:z-index="17"><draw:image xlink:href="Pictures/10000201000001450000003887ECE91E7FB76718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20" text:anchor-type="paragraph" svg:x="-0.0209in" svg:y="0.1492in" svg:width="3.1839in" svg:height="1.9102in" draw:z-index="19"><draw:image xlink:href="Pictures/10000201000000DC000000842A613AC0FC66E3A6.png" xlink:type="simple" xlink:show="embed" xlink:actuate="onLoad"/></draw:frame></text:p>
      <text:p text:style-name="Standard"><draw:frame draw:style-name="fr1" draw:name="Image21" text:anchor-type="paragraph" svg:x="3.3516in" svg:y="0.0465in" svg:width="1.9272in" svg:height="0.5835in" draw:z-index="20"><draw:image xlink:href="Pictures/10000201000000B9000000388C51BA7184FEBE20.png" xlink:type="simple" xlink:show="embed" xlink:actuate="onLoad"/></draw:frame></text:p>
      <text:p text:style-name="Standard"/>
      <text:p text:style-name="Standard"/>
      <text:p text:style-name="Standard"><draw:frame draw:style-name="fr1" draw:name="Image22" text:anchor-type="paragraph" svg:x="3.3827in" svg:y="0.1398in" svg:width="2.7291in" svg:height="0.5835in" draw:z-index="21"><draw:image xlink:href="Pictures/1000020100000106000000382E8835B0FF3A7A7F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23" text:anchor-type="paragraph" svg:x="3.4256in" svg:y="0.0984in" svg:width="2.6874in" svg:height="0.4583in" draw:z-index="22"><draw:image xlink:href="Pictures/10000201000001020000002C9047D45561E0C809.png" xlink:type="simple" xlink:show="embed" xlink:actuate="onLoad"/></draw:frame></text:p>
      <text:p text:style-name="Standard"/>
      <text:p text:style-name="Standard"/>
      <text:p text:style-name="Standard"><draw:frame draw:style-name="fr1" draw:name="Image24" text:anchor-type="paragraph" svg:x="-0.0181in" svg:y="0.1882in" svg:width="3.1299in" svg:height="1.878in" draw:z-index="23"><draw:image xlink:href="Pictures/10000201000000DC00000084D1607C555F0A049B.png" xlink:type="simple" xlink:show="embed" xlink:actuate="onLoad"/></draw:frame></text:p>
      <text:p text:style-name="Standard"><draw:frame draw:style-name="fr1" draw:name="Image26" text:anchor-type="paragraph" svg:x="3.4264in" svg:y="0.0835in" svg:width="1.448in" svg:height="0.5626in" draw:z-index="25"><draw:image xlink:href="Pictures/100002010000008B0000003633C700CD1CF9C4C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25" text:anchor-type="paragraph" svg:x="3.4535in" svg:y="0.0291in" svg:width="1.448in" svg:height="0.5626in" draw:z-index="24"><draw:image xlink:href="Pictures/100002010000008900000038EC8C6234D413C9E7.png" xlink:type="simple" xlink:show="embed" xlink:actuate="onLoad"/></draw:frame></text:p>
      <text:p text:style-name="Standard"/>
      <text:p text:style-name="Standard"/>
      <text:p text:style-name="Standard"><draw:frame draw:style-name="fr1" draw:name="Image27" text:anchor-type="paragraph" svg:x="3.4457in" svg:y="0.152in" svg:width="1.3646in" svg:height="0.25in" draw:z-index="26"><draw:image xlink:href="Pictures/1000020100000083000000188BDE88983D083F1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21:43:21.701725599</meta:creation-date>
    <dc:date>2018-11-10T22:11:55.389342754</dc:date>
    <meta:editing-duration>PT9M41S</meta:editing-duration>
    <meta:editing-cycles>2</meta:editing-cycles>
    <meta:generator>LibreOffice/5.2.7.2$Linux_X86_64 LibreOffice_project/20m0$Build-2</meta:generator>
    <meta:document-statistic meta:table-count="0" meta:image-count="27" meta:object-count="0" meta:page-count="2" meta:paragraph-count="7" meta:word-count="4" meta:character-count="101" meta:non-whitespace-character-count="43"/>
  </office:meta>
</office:document-meta>
</file>